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06_12-48-39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56005 E-139-34-49.270019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1-06_13-32-29_000.jpg</text:p>
          </table:table-cell>
          <table:table-cell table:style-name="ce25" office:value-type="string">
            <text:p>:m 記録 / 食べたもの：お菓子類 / target=残り,memo+</text:p>
          </table:table-cell>
          <table:table-cell table:style-name="ce4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4" table:formula="of:=IF([.E3]=&quot;&quot;;[.C3];CONCATENATE([.C3];&quot; / &quot;;[.E3]))" office:value-type="string" office:string-value=":m 記録 / 食べたもの：お菓子類 / target=残り,memo+">
            <text:p>:m 記録 / 食べたもの：お菓子類 / target=残り,memo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1-06_13-35-20_000.jpg</text:p>
          </table:table-cell>
          <table:table-cell table:style-name="ce25" office:value-type="string">
            <text:p>:m 記録 / 食べたもの：お菓子類 / target=食べる予定：取り置き,memo+:個数；掴み数</text:p>
          </table:table-cell>
          <table:table-cell table:style-name="ce17"/>
          <table:table-cell table:style-name="ce4"/>
          <table:table-cell table:style-name="ce4" office:value-type="string">
            <text:p>N-35-35-28.656005 E-139-34-49.160156</text:p>
          </table:table-cell>
          <table:table-cell table:style-name="ce34" table:formula="of:=IF([.E4]=&quot;&quot;;[.C4];CONCATENATE([.C4];&quot; / &quot;;[.E4]))" office:value-type="string" office:string-value=":m 記録 / 食べたもの：お菓子類 / target=食べる予定：取り置き,memo+:個数；掴み数">
            <text:p>:m 記録 / 食べたもの：お菓子類 / target=食べる予定：取り置き,memo+:個数；掴み数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06_13-58-24_000.jpg</text:p>
          </table:table-cell>
          <table:table-cell table:style-name="ce25" office:value-type="string">
            <text:p>:PHOTO 記録 / @２階：トイレ：便器内 / 大便：様子 / time=~</text:p>
          </table:table-cell>
          <table:table-cell table:style-name="ce18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5]=&quot;&quot;;[.C5];CONCATENATE([.C5];&quot; / &quot;;[.E5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06_20-52-48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56005 E-139-34-49.270019</text:p>
          </table:table-cell>
          <table:table-cell table:style-name="ce34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06_23-21-29_000.jpg</text:p>
          </table:table-cell>
          <table:table-cell table:style-name="ce19" office:value-type="string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16"/>
          <table:table-cell table:style-name="ce4"/>
          <table:table-cell table:style-name="ce4" office:value-type="string">
            <text:p>N-35-35-28.559875 E-139-34-49.105224</text:p>
          </table:table-cell>
          <table:table-cell table:style-name="ce34" table:formula="of:=IF([.E7]=&quot;&quot;;[.C7];CONCATENATE([.C7];&quot; / &quot;;[.E7]))" office:value-type="string" office:string-value=":m 記録 / 身体 / ケガ / loc=左大腿：外側,cause=不明,loc-incident=~,id=2021-01-05_23-15-38_000,phase=傷口の様子,apparatus=~,injury=掻き傷：皮膚は破れている：赤色の発色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06_23-22-55_000.jpg</text:p>
          </table:table-cell>
          <table:table-cell table:style-name="ce16" office:value-type="string">
            <text:p>:m 記録 / 身体 / ケガ / loc=左大腿：外側,cause=不明,loc-incident=~,id=2021-01-05_23-15-38_000,phase=phase=テープを貼った；セージの浸出液in焼酎、を浸したティッシュ、を皮膚に当ててから,apparatus=~,injury=掻き傷：皮膚は破れている：赤色の発色</text:p>
          </table:table-cell>
          <table:table-cell table:style-name="ce19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4" table:formula="of:=IF([.E8]=&quot;&quot;;[.C8];CONCATENATE([.C8];&quot; / &quot;;[.E8]))" office:value-type="string" office:string-value=":m 記録 / 身体 / ケガ / loc=左大腿：外側,cause=不明,loc-incident=~,id=2021-01-05_23-15-38_000,phase=phase=テープを貼った；セージの浸出液in焼酎、を浸したティッシュ、を皮膚に当ててから,apparatus=~,injury=掻き傷：皮膚は破れている：赤色の発色">
            <text:p>:m 記録 / 身体 / ケガ / loc=左大腿：外側,cause=不明,loc-incident=~,id=2021-01-05_23-15-38_000,phase=phase=テープを貼った；セージの浸出液in焼酎、を浸したティッシュ、を皮膚に当ててから,apparatus=~,injury=掻き傷：皮膚は破れている：赤色の発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1-01-07_01-33-01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4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07_01-35-07_000.jpg</text:p>
          </table:table-cell>
          <table:table-cell table:style-name="ce16" office:value-type="string">
            <text:p>:PHOTO 記録 / @自室 / 充電：電池：単３ / for=夜用 / 開始</text:p>
          </table:table-cell>
          <table:table-cell table:style-name="ce16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4" table:formula="of:=IF([.E10]=&quot;&quot;;[.C10];CONCATENATE([.C10];&quot; / &quot;;[.E10]))" office:value-type="string" office:string-value=":PHOTO 記録 / @自室 / 充電：電池：単３ / for=夜用 / 開始">
            <text:p>:PHOTO 記録 / @自室 / 充電：電池：単３ / for=夜用 / 開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1-01-07_03-48-56_000.jpg</text:p>
          </table:table-cell>
          <table:table-cell table:style-name="ce19" office:value-type="string">
            <text:p>:m :PHOTO 起きた時刻（夜中） / 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4" table:formula="of:=IF([.E11]=&quot;&quot;;[.C11];CONCATENATE([.C11];&quot; / &quot;;[.E11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1-01-07_07-45-21_000.jpg</text:p>
          </table:table-cell>
          <table:table-cell table:style-name="ce16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1-01-07_11-26-48_000.jpg</text:p>
          </table:table-cell>
          <table:table-cell table:style-name="ce16" office:value-type="string">
            <text:p>:m RES 1*1 / free# JVEMV6 68#_2 / 68. musicology / topics=music-score,memo-id=20IT,other=~;think~,video+:2021-01-06_10-14-57_000.mp4 / N~</text:p>
          </table:table-cell>
          <table:table-cell table:style-name="ce18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m RES 1*1 / free# JVEMV6 68#_2 / 68. musicology / topics=music-score,memo-id=20IT,other=~;think~,video+:2021-01-06_10-14-57_000.mp4 / N~">
            <text:p>:m RES 1*1 / free# JVEMV6 68#_2 / 68. musicology / topics=music-score,memo-id=20IT,other=~;think~,video+:2021-01-06_10-14-57_000.mp4 / N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1-01-07_11-27-59_000.jpg</text:p>
          </table:table-cell>
          <table:table-cell table:style-name="ce16" office:value-type="string">
            <text:p>:m RES 1*1 / free# JVEMV6 68#_2 / 68. musicology / topics=~,memo-id=Z6BE,other=~;think~,video+:2021-01-06_15-46-37_000.mp4 / N~</text:p>
          </table:table-cell>
          <table:table-cell table:style-name="ce16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m RES 1*1 / free# JVEMV6 68#_2 / 68. musicology / topics=~,memo-id=Z6BE,other=~;think~,video+:2021-01-06_15-46-37_000.mp4 / N~">
            <text:p>:m RES 1*1 / free# JVEMV6 68#_2 / 68. musicology / topics=~,memo-id=Z6BE,other=~;think~,video+:2021-01-06_15-46-37_000.mp4 / N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2021-01-07_11-29-07_000.jpg</text:p>
          </table:table-cell>
          <table:table-cell table:style-name="ce16" office:value-type="string">
            <text:p>:m :尺八,shakuhachi 1-2*2 / session-memo / topic=todays-melody;yuriの吹き方；todays-sequence,R=~,score~,for=~</text:p>
          </table:table-cell>
          <table:table-cell table:style-name="ce18"/>
          <table:table-cell table:style-name="ce4"/>
          <table:table-cell table:style-name="ce4"/>
          <table:table-cell table:style-name="ce34" table:formula="of:=IF([.E15]=&quot;&quot;;[.C15];CONCATENATE([.C15];&quot; / &quot;;[.E15]))" office:value-type="string" office:string-value=":m :尺八,shakuhachi 1-2*2 / session-memo / topic=todays-melody;yuriの吹き方；todays-sequence,R=~,score~,for=~">
            <text:p>:m :尺八,shakuhachi 1-2*2 / session-memo / topic=todays-melody;yuriの吹き方；todays-sequence,R=~,score~,for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2021-01-07_11-29-25_000.jpg</text:p>
          </table:table-cell>
          <table:table-cell table:style-name="ce19" office:value-type="string">
            <text:p>:m :th / 音楽ってのは、ホント、おもしろいな</text:p>
          </table:table-cell>
          <table:table-cell table:style-name="ce16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m :th / 音楽ってのは、ホント、おもしろいな">
            <text:p>:m :th / 音楽ってのは、ホント、おもしろいな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1-06_10-14-57_000.mp4</text:p>
          </table:table-cell>
          <table:table-cell table:style-name="ce8" office:value-type="string">
            <text:p>:VIDEO / @自宅 / メモ / kb,keyboard / 演奏、play / k-2021-0106-1 / genr=f-N:relay-20,other=inst:shamisen(ctk:453),i.f.=神秘和音,memo-id:20IT,memo-file=2021-01-07_11-26-48_000.jpg</text:p>
          </table:table-cell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VIDEO / @自宅 / メモ / kb,keyboard / 演奏、play / k-2021-0106-1 / genr=f-N:relay-20,other=inst:shamisen(ctk:453),i.f.=神秘和音,memo-id:20IT,memo-file=2021-01-07_11-26-48_000.jpg">
            <text:p>:VIDEO / @自宅 / メモ / kb,keyboard / 演奏、play / k-2021-0106-1 / genr=f-N:relay-20,other=inst:shamisen(ctk:453),i.f.=神秘和音,memo-id:20IT,memo-file=2021-01-07_11-26-48_000.jpg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06_15-46-37_000.mp4</text:p>
          </table:table-cell>
          <table:table-cell table:style-name="ce8" office:value-type="string">
            <text:p>:VIDEO / @自宅 / メモ / kb,keyboard / 演奏、play / k-2021-0106-2 / genr=session-memo,key=G,other=memo-id:Z6BE;神秘和音,for=research:musicology</text:p>
          </table:table-cell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IDEO / @自宅 / メモ / kb,keyboard / 演奏、play / k-2021-0106-2 / genr=session-memo,key=G,other=memo-id:Z6BE;神秘和音,for=research:musicology">
            <text:p>:VIDEO / @自宅 / メモ / kb,keyboard / 演奏、play / k-2021-0106-2 / genr=session-memo,key=G,other=memo-id:Z6BE;神秘和音,for=research:musicology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06_19-10-23_000.mp4</text:p>
          </table:table-cell>
          <table:table-cell table:style-name="ce8" office:value-type="string">
            <text:p>:VIDEO / @自室 / 記録 / jap.flute-bamboo / 演奏、play / b-2021-0106-1 / genr=session-memo,other=memo-id:3ZDJ,for=half-notes:oct-1:h-1;2;1h_note-down:oct-1:h-1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室 / 記録 / jap.flute-bamboo / 演奏、play / b-2021-0106-1 / genr=session-memo,other=memo-id:3ZDJ,for=half-notes:oct-1:h-1;2;1h_note-down:oct-1:h-1">
            <text:p>:VIDEO / @自室 / 記録 / jap.flute-bamboo / 演奏、play / b-2021-0106-1 / genr=session-memo,other=memo-id:3ZDJ,for=half-notes:oct-1:h-1;2;1h_note-down:oct-1:h-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06_19-17-26_000.mp4</text:p>
          </table:table-cell>
          <table:table-cell table:style-name="ce8" office:value-type="string">
            <text:p>:VIDEO / @自室 / 記録 / jap.flute / 演奏、play / f-2021-0106-1 / genr=f-N:relay-20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室 / 記録 / jap.flute / 演奏、play / f-2021-0106-1 / genr=f-N:relay-20">
            <text:p>:VIDEO / @自室 / 記録 / jap.flute / 演奏、play / f-2021-0106-1 / genr=f-N:relay-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07_08-20-35_000.mid</text:p>
          </table:table-cell>
          <table:table-cell table:style-name="ce8" office:value-type="string">
            <text:p>:in-mid / app=perfect-piano / 演奏、play / id-2021-0107-1 / category=melody,inst=~,for=~,genre=japanese-scale</text:p>
          </table:table-cell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in-mid / app=perfect-piano / 演奏、play / id-2021-0107-1 / category=melody,inst=~,for=~,genre=japanese-scale">
            <text:p>:in-mid / app=perfect-piano / 演奏、play / id-2021-0107-1 / category=melody,inst=~,for=~,genre=japanese-scale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7">2021/01/07</text:date>, <text:time>14:47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07T14:47:49.78</dc:date>
    <dc:creator>iwabuchi ken</dc:creator>
    <meta:editing-duration>P30DT6H42M1S</meta:editing-duration>
    <meta:editing-cycles>11224</meta:editing-cycles>
    <meta:document-statistic meta:table-count="1" meta:cell-count="468" meta:object-count="0"/>
  </office:meta>
</office:document-meta>
</file>